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8924in" fo:margin-left="-0.0979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2" style:family="table-row">
      <style:table-row-properties style:min-row-height="0.2389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7.0146in" fo:margin-left="-0.0979in" table:align="left" style:writing-mode="lr-tb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1.575in"/>
    </style:style>
    <style:style style:name="Table2.D" style:family="table-column">
      <style:table-column-properties style:column-width="1.9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officeooo:rsid="000befd3" officeooo:paragraph-rsid="000befd3"/>
    </style:style>
    <style:style style:name="P7" style:family="paragraph" style:parent-style-name="Heading_20_2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8" style:family="paragraph" style:parent-style-name="Heading_20_2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9" style:family="paragraph" style:parent-style-name="Heading_20_3">
      <style:paragraph-properties fo:margin-left="0.7874in" fo:margin-right="0in" fo:text-align="justify" style:justify-single-word="false" fo:text-indent="-0.3937in" style:auto-text-indent="false"/>
      <style:text-properties style:use-window-font-color="true" loext:opacity="0%" style:font-name="arial" fo:font-size="12pt" fo:language="pt" fo:country="BR" fo:font-style="normal" fo:font-weight="bold" style:font-name-asian="Times New Roman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0" style:family="paragraph" style:parent-style-name="Heading_20_3">
      <style:paragraph-properties fo:margin-left="0.7874in" fo:margin-right="0in" fo:text-align="justify" style:justify-single-word="false" fo:text-indent="-0.3937in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Arial" fo:language="none" fo:country="none" fo:font-weight="bold" style:language-asian="none" style:country-asian="none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14" style:family="paragraph" style:parent-style-name="Standard">
      <style:paragraph-properties fo:margin-left="0.9846in" fo:margin-right="0in" fo:text-align="justify" style:justify-single-word="false" fo:text-indent="-0.3937in" style:auto-text-indent="false"/>
      <style:text-properties officeooo:paragraph-rsid="000f719c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f719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normal" officeooo:rsid="000befd3" officeooo:paragraph-rsid="000befd3" style:font-size-asian="11pt" style:font-style-asian="normal" style:font-name-complex="Calibri" style:font-size-complex="11pt" style:font-style-complex="normal"/>
    </style:style>
    <style:style style:name="P17" style:family="paragraph" style:parent-style-name="Standard">
      <style:text-properties style:font-name="arial" fo:font-size="11pt" fo:font-style="normal" style:font-size-asian="11pt" style:font-style-asian="normal" style:font-name-complex="Calibri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style:font-size-asian="11pt" style:font-style-asian="normal" style:font-name-complex="Calibri" style:font-size-complex="11pt" style:font-style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1pt" fo:font-style="normal" officeooo:rsid="000db220" officeooo:paragraph-rsid="000db220" style:font-size-asian="11pt" style:font-style-asian="normal" style:font-name-complex="Calibri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Calibri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22" style:family="paragraph" style:parent-style-name="Standard">
      <style:paragraph-properties fo:margin-left="0.9846in" fo:text-align="justify" style:justify-single-word="false" fo:text-indent="0in" style:auto-text-indent="false"/>
      <style:text-properties style:font-name="arial" fo:font-style="normal" officeooo:paragraph-rsid="000f719c" style:font-style-asian="normal" style:font-style-complex="normal"/>
    </style:style>
    <style:style style:name="P23" style:family="paragraph" style:parent-style-name="Standard">
      <style:paragraph-properties fo:margin-right="0in" fo:text-align="justify" style:justify-single-word="false" fo:text-indent="0.3937in" style:auto-text-indent="false"/>
      <style:text-properties style:font-name="arial" fo:font-style="normal" officeooo:rsid="000d134d" officeooo:paragraph-rsid="000d134d" style:font-style-asian="normal" style:font-style-complex="normal"/>
    </style:style>
    <style:style style:name="P24" style:family="paragraph" style:parent-style-name="Standard">
      <style:text-properties style:font-name="arial" fo:font-style="normal" style:font-style-asian="normal" style:font-name-complex="Calibri" style:font-style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arial" fo:font-style="normal" officeooo:rsid="000f719c" officeooo:paragraph-rsid="000f719c" style:font-style-asian="normal" style:font-name-complex="Calibri" style:font-style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tyle="normal" style:font-style-asian="normal" style:font-name-complex="Ari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29" style:family="paragraph" style:parent-style-name="Standard">
      <style:text-properties style:font-name="arial" fo:font-style="normal" fo:font-weight="bold" style:font-style-asian="normal" style:font-weight-asian="bold" style:font-name-complex="Calibri" style:font-style-complex="normal" style:font-weight-complex="bold"/>
    </style:style>
    <style:style style:name="P30" style:family="paragraph" style:parent-style-name="Standard" style:list-style-name="L4">
      <style:paragraph-properties fo:text-align="justify" style:justify-single-word="false"/>
      <style:text-properties officeooo:rsid="000f719c" officeooo:paragraph-rsid="000f719c"/>
    </style:style>
    <style:style style:name="P31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10a368" officeooo:paragraph-rsid="0010a368" style:language-asian="none" style:country-asian="none" style:font-weight-asian="bold" style:font-name-complex="Arial" style:font-weight-complex="bold"/>
    </style:style>
    <style:style style:name="P32" style:family="paragraph" style:parent-style-name="heading_20_1_20_w_2f__20_lines">
      <style:paragraph-properties fo:margin-top="0.0835in" fo:margin-bottom="0in" style:contextual-spacing="false" style:line-height-at-least="0.1665in" fo:keep-with-next="auto">
        <style:tab-stops/>
      </style:paragraph-properties>
      <style:text-properties style:font-name="arial" fo:font-style="normal" style:font-style-asian="normal" style:font-style-complex="normal"/>
    </style:style>
    <style:style style:name="T1" style:family="text">
      <style:text-properties fo:color="#ffffff" loext:opacity="100%" style:font-name="Arial"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134d" style:font-size-asian="12pt" style:font-size-complex="12pt"/>
    </style:style>
    <style:style style:name="T7" style:family="text">
      <style:text-properties fo:font-size="12pt" officeooo:rsid="000f719c" style:font-size-asian="12pt" style:font-size-complex="12pt"/>
    </style:style>
    <style:style style:name="T8" style:family="text">
      <style:text-properties fo:font-size="11pt" style:font-size-asian="11pt" style:font-name-complex="Calibri" style:font-size-complex="11pt"/>
    </style:style>
    <style:style style:name="T9" style:family="text">
      <style:text-properties fo:font-size="11pt" officeooo:rsid="000db220" style:font-size-asian="11pt" style:font-name-complex="Calibri" style:font-size-complex="11pt"/>
    </style:style>
    <style:style style:name="T10" style:family="text">
      <style:text-properties fo:font-size="11pt" officeooo:rsid="000f719c" style:font-size-asian="11pt" style:font-name-complex="Calibri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-complex="Calibri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style:language-asian="pt" style:country-asian="BR"/>
    </style:style>
    <style:style style:name="T16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arial" fo:font-size="12pt" fo:font-style="normal" officeooo:rsid="000d134d" style:font-size-asian="12pt" style:font-style-asian="normal" style:font-size-complex="12pt" style:font-style-complex="normal"/>
    </style:style>
    <style:style style:name="T18" style:family="text">
      <style:text-properties style:font-name="arial" fo:font-size="12pt" fo:font-style="normal" officeooo:rsid="000f719c" style:font-size-asian="12pt" style:font-style-asian="normal" style:font-size-complex="12pt" style:font-style-complex="normal"/>
    </style:style>
    <style:style style:name="T19" style:family="text"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ão<text:span text:style-name="T1"/></text:p>
          </table:table-cell>
          <table:table-cell table:style-name="Table1.A1" office:value-type="string">
            <text:p text:style-name="P12">Data<text:span text:style-name="T1"/></text:p>
          </table:table-cell>
          <table:table-cell table:style-name="Table1.A1" office:value-type="string">
            <text:p text:style-name="P12">Autor<text:span text:style-name="T1"/></text:p>
          </table:table-cell>
          <table:table-cell table:style-name="Table1.D1" office:value-type="string">
            <text:p text:style-name="P12">Notas de Revisão</text:p>
          </table:table-cell>
        </table:table-row>
        <table:table-row table:style-name="Table1.2">
          <table:table-cell table:style-name="Table1.A2" office:value-type="string">
            <text:p text:style-name="P31">0.1</text:p>
          </table:table-cell>
          <table:table-cell table:style-name="Table1.B2" office:value-type="string">
            <text:p text:style-name="P31">20/03/2025</text:p>
          </table:table-cell>
          <table:table-cell table:style-name="Table1.C2" office:value-type="string">
            <text:p text:style-name="P31">Ronaldo Roig</text:p>
          </table:table-cell>
          <table:table-cell table:style-name="Table1.D2" office:value-type="string">
            <text:p text:style-name="P31">Status inicial do projeto</text:p>
          </table:table-cell>
        </table:table-row>
      </table:table>
      <text:list text:style-name="WW8Num3">
        <text:list-item>
          <text:h text:style-name="P8" text:outline-level="2"><text:span text:style-name="T5">Situação atual e justificativa do projeto</text:span> </text:h>
        </text:list-item>
      </text:list>
      <text:p text:style-name="P16"><text:span text:style-name="T5"><text:tab/>Atualmente a empresa maneja o empréstimo e registro de <text:s/>EPIs de forma pouco automatizada, utilizando diferentes softwares para registro do processo que não possuem relação direta, causando retrabalho e duplicação de informações. A implementação de uma <text:s/>API servirá <text:s/>para criar uma interface única de registro e empréstimo de EPIs e também para se comunicar de forma automatizada com o ERP já implementado na empresa.</text:span></text:p>
      <text:list text:continue-numbering="true" text:style-name="WW8Num3">
        <text:list-item>
          <text:h text:style-name="P7" text:outline-level="2">Critérios de sucesso do projeto</text:h>
        </text:list-item>
      </text:list>
      <text:p text:style-name="P21"><text:span text:style-name="T5"><text:tab/></text:span><text:span text:style-name="T7">O sucesso de qualquer API é medido em eficiência e rapidez de implementação, portanto, o projeto visa aumentar a produtividade do setor de almoxarifado reduzindo a carga de trabalho manual de uma das suas funções <text:s/>como também a segurança de registro em um processo automatizado e contínuo, reduzindo as chances do erro humano.</text:span></text:p>
      <text:p text:style-name="P20"/>
      <text:list xml:id="list200529101285309" text:continue-numbering="true" text:style-name="WW8Num3">
        <text:list-item>
          <text:h text:style-name="P7" text:outline-level="2">Descrição do projeto</text:h>
        </text:list-item>
      </text:list>
      <text:list xml:id="list1981599006" text:style-name="WW8Num2">
        <text:list-item>
          <text:h text:style-name="P10" text:outline-level="3">Produto do projeto</text:h>
        </text:list-item>
      </text:list>
      <text:p text:style-name="P22"><text:span text:style-name="T6"><text:tab/>O projeto necessita atender a dois requisitos para garantia de sucesso: <text:s/>Automatizar o processo de empréstimo de EPIs e integrar as informações com o ERP da empresa.</text:span></text:p>
      <text:p text:style-name="P22"><text:span text:style-name="T6"><text:tab/>A automação do processo de empréstimo necessitará abrangê-lo totalmente, desde a checagem de estoque dos EPIs no almox. até a geração da ficha de EPIs do funcionário e coleta de assinatura.</text:span></text:p>
      <text:p text:style-name="P22"><text:span text:style-name="T6"><text:tab/>A <text:s/>integração com o ERP necessitará ler e escrever dados no banco de dados do software, para evitar o retrabalho de alimentar a API de forma manual como também escrever manualmente os resultados da API no ERP.</text:span></text:p>
      <text:p text:style-name="P14"><text:span text:style-name="T17"><text:tab/><text:tab/></text:span><text:span text:style-name="T18">O </text:span><text:span text:style-name="T17">Software </text:span><text:span text:style-name="T18">implementará os seguintes módulos:</text:span></text:p>
      <text:list text:style-name="L2">
        <text:list-item>
          <text:p text:style-name="P15"><text:span text:style-name="T18">I</text:span><text:span text:style-name="T17">nterface de usuário e código back-end integrado ao banco de dados do ERP. </text:span></text:p>
        </text:list-item>
        <text:list-item>
          <text:p text:style-name="P15"><text:span text:style-name="T17">Módulo com interface de consulta de consulta de estoque de EPIs </text:span></text:p>
        </text:list-item>
        <text:list-item>
          <text:p text:style-name="P15"><text:span text:style-name="T18">M</text:span><text:span text:style-name="T17">ódulo com interface para registro de empréstimo de EPIs </text:span></text:p>
        </text:list-item>
        <text:list-item>
          <text:p text:style-name="P15"><text:span text:style-name="T18">M</text:span><text:span text:style-name="T17">ódulo com interface para levantamento de EPIs emprestados por funcionário</text:span></text:p>
        </text:list-item>
        <text:list-item>
          <text:p text:style-name="P15"><text:span text:style-name="T18">M</text:span><text:span text:style-name="T17">ódulo para coleta de assinatura do funcionário assegurando ciência com os EPIs emprestados.</text:span></text:p>
          <text:p text:style-name="P15"><text:span text:style-name="T17"/></text:p>
        </text:list-item>
      </text:list>
      <text:list text:continue-list="list1981599006" text:style-name="WW8Num2">
        <text:list-item>
          <text:h text:style-name="P10" text:outline-level="3">Cronograma básico do projeto</text:h>
        </text:list-item>
      </text:list>
      <text:p text:style-name="P23"><text:span text:style-name="T8"><text:tab/><text:tab/>6 Meses. Sendo 4 de elaboração e debug da API e 2 para implementação com o usuário (Almoxarifado da empresa).</text:span></text:p>
      <text:p text:style-name="P23"><text:span text:style-name="T8"/></text:p>
      <text:list text:continue-numbering="true" text:style-name="WW8Num2">
        <text:list-item>
          <text:h text:style-name="P9" text:outline-level="3">Orçamento do Projeto</text:h>
        </text:list-item>
      </text:list>
      <text:p text:style-name="P21"><text:span text:style-name="T12"><text:tab/></text:span><text:span text:style-name="T9">R$ 50.000,00. </text:span><text:span text:style-name="T10">Divididos em 3 partes.</text:span></text:p>
      <text:p text:style-name="P21"><text:span text:style-name="T10"><text:tab/>R$ 18.000,00. Para os 2 primeiros meses voltados a escrita do código do software.</text:span></text:p>
      <text:p text:style-name="P21"><text:span text:style-name="T10"><text:tab/>R$ 18.000,00 <text:s/>Para os próximos 2 meses voltados para o debugging e testes de integração com o ERP.</text:span></text:p>
      <text:p text:style-name="P21"><text:soft-page-break/><text:span text:style-name="T10"><text:tab/>R$ 14.000,00 Para os últimos 2 meses voltados para custos de deslocamento e estadia da equipe responsável pela implementação do sistema junto ao almoxarifado e a gerenciadora do ERP.</text:span></text:p>
      <text:list xml:id="list200529006297450" text:continue-list="list200529101285309" text:style-name="WW8Num3">
        <text:list-item>
          <text:h text:style-name="P7" text:outline-level="2">Principais requisitos do produto/serviço</text:h>
        </text:list-item>
      </text:list>
      <text:list text:style-name="L1">
        <text:list-item>
          <text:p text:style-name="P19">Aplicação full stack implementando interface de usuário, integração com impressoras, integração com banco de dados do ERP da empresa.</text:p>
        </text:list-item>
      </text:list>
      <text:list xml:id="list200527847867774" text:continue-list="list200529006297450" text:style-name="WW8Num3">
        <text:list-item>
          <text:h text:style-name="P7" text:outline-level="2">Restrições</text:h>
        </text:list-item>
      </text:list>
      <text:list text:style-name="L3">
        <text:list-item>
          <text:p text:style-name="P25"><text:span text:style-name="T11">Aceitabilidade dos funcionários do almoxarifado a implementação de um novo sistema, com nova interface de usuário.</text:span></text:p>
        </text:list-item>
        <text:list-item>
          <text:p text:style-name="P25"><text:span text:style-name="T11">Aceitabilidade da gerenciadora do ERP a inclusão de micro serviços acoplados ao seu software.</text:span></text:p>
        </text:list-item>
      </text:list>
      <text:list text:continue-list="list200527847867774" text:style-name="WW8Num3">
        <text:list-item>
          <text:h text:style-name="P7" text:outline-level="2">Premissas</text:h>
        </text:list-item>
      </text:list>
      <text:list text:style-name="L4">
        <text:list-item>
          <text:p text:style-name="P30"><text:span text:style-name="T16">Aceitação plena do setor de almoxarifado a nova interface de usuário .</text:span></text:p>
        </text:list-item>
        <text:list-item>
          <text:p text:style-name="P30"><text:span text:style-name="T16">Integração pacífica com o ERP já existente.</text:span></text:p>
        </text:list-item>
      </text:list>
      <text:p text:style-name="P18"/>
      <text:p text:style-name="P18"/>
      <text:p text:style-name="P17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13">APROVAÇÕE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Função<text:span text:style-name="T2"/></text:p>
          </table:table-cell>
          <table:table-cell table:style-name="Table2.B2" office:value-type="string">
            <text:p text:style-name="P27">Nome<text:span text:style-name="T2"/></text:p>
          </table:table-cell>
          <table:table-cell table:style-name="Table2.C2" office:value-type="string">
            <text:p text:style-name="P27">Assinatura<text:span text:style-name="T2"/></text:p>
          </table:table-cell>
          <table:table-cell table:style-name="Table2.D2" office:value-type="string">
            <text:p text:style-name="P27">Data</text:p>
          </table:table-cell>
        </table:table-row>
        <table:table-row table:style-name="Table2.1">
          <table:table-cell table:style-name="Table2.A3" office:value-type="string">
            <text:p text:style-name="P24">Patrocinador do Projeto<text:span text:style-name="T4"/>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6"/>
          </table:table-cell>
          <table:table-cell table:style-name="Table2.D3" office:value-type="string">
            <text:p text:style-name="P28"/>
          </table:table-cell>
        </table:table-row>
        <table:table-row table:style-name="Table2.1">
          <table:table-cell table:style-name="Table2.A4" office:value-type="string">
            <text:p text:style-name="P29">Gerente do Projeto<text:span text:style-name="T2"/></text:p>
          </table:table-cell>
          <table:table-cell table:style-name="Table2.B4" office:value-type="string">
            <text:p text:style-name="P28"/>
          </table:table-cell>
          <table:table-cell table:style-name="Table2.C4" office:value-type="string">
            <text:p text:style-name="P28"/>
          </table:table-cell>
          <table:table-cell table:style-name="Table2.D4" office:value-type="string">
            <text:p text:style-name="P28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Fonte_20_parág._20_padrão" style:display-name="Fonte parág. padrão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59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3931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officeooo:rsid="000befd3" officeooo:paragraph-rsid="000befd3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1"><draw:frame draw:style-name="Mfr1" draw:name="Image1" text:anchor-type="char" svg:x="0.0028in" svg:y="0.2327in" svg:width="1.2071in" svg:height="0.3492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2">Termo de Abertura do Projeto</text:p>
            </table:table-cell>
            <table:table-cell table:style-name="Table3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3.1">
            <table:covered-table-cell table:style-name="Table3.A1"/>
            <table:table-cell table:style-name="Table3.A1" office:value-type="string">
              <text:p text:style-name="MP4"><text:span text:style-name="MT3">API para integração do controle de EPIs</text:span></text:p>
            </table:table-cell>
            <table:covered-table-cell table:style-name="Table3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3-20T20:05:27.447131276</dc:date>
    <meta:print-date>2003-02-06T17:45:00</meta:print-date>
    <meta:editing-cycles>12</meta:editing-cycles>
    <meta:editing-duration>PT24M16S</meta:editing-duration>
    <meta:document-statistic meta:table-count="3" meta:image-count="1" meta:object-count="0" meta:page-count="2" meta:paragraph-count="49" meta:word-count="526" meta:character-count="3187" meta:non-whitespace-character-count="2699"/>
    <meta:generator>LibreOffice/24.2.7.2$Linux_X86_64 LibreOffice_project/420$Build-2</meta:generator>
  </office:meta>
</office:document-meta>
</file>